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8.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3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工作表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1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前置活动判定条件</text:p>
          </table:table-cell>
          <table:table-cell table:style-name="ce3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论文等信息样例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上传时间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上传路径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论文活动中审核结果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审核结果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审核人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审核时间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2011／10／09</text:date>, <text:time>21:12:0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9T10:16:31</meta:creation-date>
    <meta:editing-duration>PT48S</meta:editing-duration>
    <meta:editing-cycles>3</meta:editing-cycles>
    <meta:generator>LibreOffice/3.3$Linux LibreOffice_project/330m19$Build-202</meta:generator>
    <dc:date>2011-10-09T21:12:08</dc:date>
    <dc:creator>daigong </dc:creator>
    <meta:document-statistic meta:table-count="2" meta:cell-count="117" meta:object-count="0"/>
  </office:meta>
</office:document-meta>
</file>